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1.4cm" draw:marker-end-width="1.4cm" draw:fill="solid" draw:fill-color="#000000" draw:opacity="100%" draw:textarea-horizontal-align="center" draw:textarea-vertical-align="middle" fo:padding-top="0.325cm" fo:padding-bottom="0.325cm" fo:padding-left="0.45cm" fo:padding-right="0.45cm"/>
    </style:style>
    <style:style style:name="gr2" style:family="graphic" style:parent-style-name="objectwithoutfill">
      <style:graphic-properties svg:stroke-width="0.4cm" svg:stroke-color="#000000" draw:marker-start-width="1.4cm" draw:marker-end-width="1.4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681cm" svg:height="10.131cm" svg:x="10.218cm" svg:y="1.05cm" svg:viewBox="0 0 8682 10132" svg:d="M8349 10132l-7097-6321 133-149 133-150 6764 6025v-1922l-8282-7315 132-150 133-150 8350 7374c17 15 29 31 41 50 18 32 26 64 26 100v2458h-200z">
            <text:p/>
          </draw:path>
          <draw:polyline draw:style-name="gr2" draw:text-style-name="P2" draw:layer="layout" svg:width="9.602cm" svg:height="15.099cm" svg:x="2cm" svg:y="1.2cm" svg:viewBox="0 0 9603 15100" draw:points="8350,0 0,7374 0,7374 0,9833 0,9833 7097,3512 7097,3512 7097,15100 9603,15100 9603,3512 9603,15100 7097,15100">
            <text:p/>
          </draw:polyline>
          <draw:custom-shape draw:style-name="gr3" draw:text-style-name="P3" draw:layer="layout" svg:width="0.3cm" svg:height="0.3cm" svg:x="10.2cm" svg:y="0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3" draw:layer="layout" svg:width="0.4cm" svg:height="0.4cm" svg:x="18.5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g>
          <draw:path draw:style-name="gr1" draw:text-style-name="P1" draw:layer="layout" svg:width="8.681cm" svg:height="10.131cm" draw:transform="rotate (-3.14159265358979) translate (18.9cm 16.1499072438711cm)" svg:viewBox="0 0 8682 10132" svg:d="M333 10132l7098-6321-133-149-134-150-6764 6025v-1922l8282-7315-132-150-132-150-8350 7374c-17 15-30 31-41 50-19 32-27 64-27 100v2458h200z">
            <text:p/>
          </draw:path>
          <draw:polyline draw:style-name="gr2" draw:text-style-name="P2" draw:layer="layout" svg:width="9.602cm" svg:height="15.099cm" draw:transform="rotate (-3.14159265358979) translate (11.6025cm 16cm)" svg:viewBox="0 0 9603 15100" draw:points="1253,0 9603,7374 9603,7374 9603,9833 9603,9833 2505,3512 2505,3512 2505,15100 0,15100 0,3512 0,15100 2505,15100">
            <text:p/>
          </draw:polyline>
          <draw:custom-shape draw:style-name="gr3" draw:text-style-name="P3" draw:layer="layout" svg:width="0.3cm" svg:height="0.3cm" svg:x="10.2cm" svg:y="16cm">
            <text:p/>
            <draw:enhanced-geometry svg:viewBox="0 0 21600 21600" draw:glue-points="10800 0 0 10800 10800 21600 21600 10800" draw:text-areas="5400 5400 16200 16200" draw:mirror-vertical="true" draw:type="diamond" draw:enhanced-path="M 10800 0 L 21600 10800 10800 21600 0 10800 10800 0 Z N"/>
          </draw:custom-shape>
          <draw:custom-shape draw:style-name="gr4" draw:text-style-name="P3" draw:layer="layout" svg:width="0.4cm" svg:height="0.4cm" svg:x="18.5cm" svg:y="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</draw:page>
      <draw:page draw:name="page3" draw:style-name="dp1" draw:master-page-name="Default">
        <draw:g>
          <draw:path draw:style-name="gr1" draw:text-style-name="P1" draw:layer="layout" svg:width="8.681cm" svg:height="10.131cm" draw:transform="rotate (-1.57585778162568) translate (18.0009867760529cm 9.40582366123236cm)" svg:viewBox="0 0 8682 10132" svg:d="M8349 10132l-7097-6321 133-149 133-150 6764 6025v-1922l-8282-7315 132-150 133-150 8350 7374c17 15 29 31 41 50 18 32 26 64 26 100v2458h-200z">
            <text:p/>
          </draw:path>
          <draw:polyline draw:style-name="gr2" draw:text-style-name="P2" draw:layer="layout" svg:width="9.602cm" svg:height="15.099cm" draw:transform="rotate (-1.57585778162568) translate (17.8926743231073cm 1.18756284301868cm)" svg:viewBox="0 0 9603 15100" draw:points="8350,0 0,7374 0,7374 0,9833 0,9833 7097,3512 7097,3512 7097,15100 9602,15100 9603,3512 9602,15100 7097,15100">
            <text:p/>
          </draw:polyline>
          <draw:custom-shape draw:style-name="gr3" draw:text-style-name="P3" draw:layer="layout" svg:width="0.3cm" svg:height="0.3cm" draw:transform="rotate (-1.57585778162568) translate (18.151cm 9.389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3" draw:layer="layout" svg:width="0.4cm" svg:height="0.4cm" draw:transform="rotate (-1.57585778162568) translate (8.209cm 1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>
          <draw:path draw:style-name="gr1" draw:text-style-name="P1" draw:layer="layout" svg:width="8.681cm" svg:height="10.131cm" draw:transform="rotate (1.57585778162568) translate (2.93695857461857cm 18.0881051141386cm)" svg:viewBox="0 0 8682 10132" svg:d="M333 10132l7098-6321-133-149-134-150-6764 6025v-1922l8282-7315-132-150-132-150-8350 7374c-17 15-30 31-41 50-19 32-27 64-27 100v2458h200z">
            <text:p/>
          </draw:path>
          <draw:polyline draw:style-name="gr2" draw:text-style-name="P2" draw:layer="layout" svg:width="9.602cm" svg:height="15.099cm" draw:transform="rotate (1.57585778162568) translate (3.04992808938599cm 10.7899398432984cm)" svg:viewBox="0 0 9603 15100" draw:points="1253,0 9603,7374 9603,7374 9603,9833 9603,9833 2505,3512 2505,3512 2505,15100 0,15100 0,3512 0,15100 2505,15100">
            <text:p/>
          </draw:polyline>
          <draw:custom-shape draw:style-name="gr3" draw:text-style-name="P3" draw:layer="layout" svg:width="0.3cm" svg:height="0.3cm" draw:transform="rotate (-1.57585778162568) translate (3.045cm 9.389cm)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4" draw:text-style-name="P3" draw:layer="layout" svg:width="0.4cm" svg:height="0.4cm" draw:transform="rotate (-1.57585778162568) translate (13.087cm 17.63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10:12.514141193</meta:creation-date>
    <dc:date>2019-04-22T15:36:37.201393768</dc:date>
    <meta:editing-duration>PT4M54S</meta:editing-duration>
    <meta:editing-cycles>2</meta:editing-cycles>
    <meta:generator>LibreOffice/6.1.5.2$Linux_X86_64 LibreOffice_project/10$Build-2</meta:generator>
    <meta:document-statistic meta:object-count="20"/>
  </office:meta>
</office:document-meta>
</file>